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3cm" svg:stroke-color="#000000" draw:marker-start="Dimension_20_Line_20_Arrow" draw:marker-start-width="0.25cm" draw:marker-end="Dimension_20_Line_20_Arrow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3.49cm" svg:y1="8.5cm" svg:x2="13.49cm" svg:y2="0.8cm">
          <text:p/>
        </draw:line>
        <draw:line draw:style-name="gr2" draw:text-style-name="P1" draw:layer="layout" svg:x1="2.249cm" svg:y1="8.521cm" svg:x2="15.09cm" svg:y2="8.521cm">
          <text:p/>
        </draw:line>
        <draw:g>
          <svg:title>TexMaths</svg:title>
          <svg:desc>12§latex§$E'_{\mathrm{e}}$§svg§600§TRUE§</svg:desc>
          <draw:g>
            <draw:path draw:style-name="gr3" draw:text-style-name="P2" draw:layer="layout" svg:width="0.304cm" svg:height="0.284cm" svg:x="7.381cm" svg:y="8.766cm" svg:viewBox="0 0 305 285" svg:d="M281 186c1-1 2-3 3-4 0-1 0-5-5-5-4 0-5 2-6 5-26 62-42 89-114 89-21 0-41 0-62 0-6 0-6 0-8 0-5-1-6-1-6-4 0-2 0-2 2-10 10-38 19-76 29-114 13 0 27 0 40 0 36 0 36 9 36 20 0 2 0 7-2 20-1 2-1 3-1 5s1 4 4 4c4 0 5-2 8-8 8-33 16-65 24-98 0-2-3-5-6-5-4 0-4 3-6 7-9 33-16 42-54 42-13 0-27 0-40 0 9-34 17-67 25-101 4-15 4-16 23-16 20 0 39 0 59 0 51 0 63 12 63 47 0 9 0 11-1 21 0 3 0 7 0 9 0 1 1 4 5 4 5 0 5-2 6-10 3-25 5-49 8-73 1-11-1-11-12-11-70 0-141 0-212 0-8 0-12 0-12 8 0 5 4 5 11 5 16 0 28 0 28 7 0 3 0 3-3 11-18 74-36 148-55 221-3 16-5 19-38 19-7 0-12 0-12 9 0 5 4 5 12 5 73 0 145 0 218 0 9 0 11 0 13-8 13-30 25-60 38-91z">
              <text:p/>
            </draw:path>
            <draw:path draw:style-name="gr3" draw:text-style-name="P2" draw:layer="layout" svg:width="0.073cm" svg:height="0.151cm" svg:x="7.714cm" svg:y="8.735cm" svg:viewBox="0 0 74 152" svg:d="M72 25c1-5 2-7 2-9 0-9-8-16-18-16-11 0-14 10-15 14-13 43-27 85-40 127 0 2-1 4-1 5 0 2 10 6 12 6 1 0 2-1 4-5 18-41 37-81 56-122z">
              <text:p/>
            </draw:path>
            <draw:path draw:style-name="gr3" draw:text-style-name="P2" draw:layer="layout" svg:width="0.125cm" svg:height="0.133cm" svg:x="7.687cm" svg:y="9.023cm" svg:viewBox="0 0 126 134" svg:d="M117 65c6 0 9 0 9-8 0-25-15-57-59-57-38 0-67 31-67 67 0 37 32 67 72 67 39 0 54-31 54-38 0-2 0-4-5-4-4 0-5 1-6 5-8 23-31 27-42 27-13 0-26-6-36-16-11-15-11-33-11-43 31 0 61 0 91 0zM26 56c4-40 30-48 41-48 37 0 38 41 38 48-26 0-52 0-79 0z">
              <text:p/>
            </draw:path>
          </draw:g>
        </draw:g>
        <draw:line draw:style-name="gr2" draw:text-style-name="P1" draw:layer="layout" svg:x1="2.246cm" svg:y1="8.52cm" svg:x2="2.246cm" svg:y2="0.75cm">
          <text:p/>
        </draw:line>
        <draw:g>
          <svg:title>TexMaths</svg:title>
          <svg:desc>12§latex§$$
\frac{\mathrm{d}\sigma_{\mathrm{C.E.}}}{\mathrm{d}E'_{\mathrm{e}}}}
$$§svg§600§TRUE§</svg:desc>
          <draw:g>
            <draw:path draw:style-name="gr3" draw:text-style-name="P2" draw:layer="layout" svg:width="0.206cm" svg:height="0.296cm" svg:x="0.898cm" svg:y="1.036cm" svg:viewBox="0 0 207 297" svg:d="M146 270c0 9 0 18 0 27 21-1 41-3 61-5 0-4 0-8 0-13-28 0-32-2-32-24 0-85 0-170 0-255-20 2-41 3-61 5 0 4 0 9 0 13 30 0 33 2 33 24 0 30 0 61 0 91-12-16-31-26-53-26-50 0-94 40-94 94s42 96 90 96c26 0 45-14 56-27zM146 157c0 29 0 57 0 86 0 7 0 9-5 16-13 19-32 29-50 29s-33-11-43-27c-12-18-13-42-13-58s1-41 13-60c10-14 25-28 48-28 14 0 32 7 45 26 5 6 5 8 5 16z">
              <text:p/>
            </draw:path>
            <draw:path draw:style-name="gr3" draw:text-style-name="P2" draw:layer="layout" svg:width="0.222cm" svg:height="0.185cm" svg:x="1.135cm" svg:y="1.147cm" svg:viewBox="0 0 223 186" svg:d="M201 24c6 0 22 0 22-14 0-10-10-10-17-10-32 0-64 0-96 0-63 0-110 70-110 119 0 37 24 67 62 67 51 0 107-52 107-116 0-8 0-28-13-46 15 0 30 0 45 0zM64 176c-21 0-39-15-39-45 0-12 6-47 21-72 18-29 43-35 57-35 35 0 38 28 38 41 0 20-8 54-22 75-17 25-40 36-55 36z">
              <text:p/>
            </draw:path>
            <draw:path draw:style-name="gr3" draw:text-style-name="P2" draw:layer="layout" svg:width="0.198cm" svg:height="0.212cm" svg:x="1.379cm" svg:y="1.185cm" svg:viewBox="0 0 199 213" svg:d="M199 7c0-5 0-7-4-7-1 0-3 0-6 4-5 7-10 14-15 21-12-12-33-25-61-25-61 0-113 48-113 107 0 58 53 106 113 106 52 0 86-39 86-75 0-4 0-6-5-6-2 0-5 0-5 5-2 46-43 66-71 66-32 0-86-20-86-96 0-81 57-96 84-96 30 0 65 19 72 69 1 4 4 4 6 4 5 0 5-1 5-7 0-23 0-47 0-70z">
              <text:p/>
            </draw:path>
            <draw:path draw:style-name="gr3" draw:text-style-name="P2" draw:layer="layout" svg:width="0.033cm" svg:height="0.034cm" svg:x="1.632cm" svg:y="1.357cm" svg:viewBox="0 0 34 35" svg:d="M34 18c0-11-9-18-17-18-10 0-17 8-17 17 0 11 8 18 17 18s17-9 17-17z">
              <text:p/>
            </draw:path>
            <draw:path draw:style-name="gr3" draw:text-style-name="P2" draw:layer="layout" svg:width="0.197cm" svg:height="0.199cm" svg:x="1.716cm" svg:y="1.192cm" svg:viewBox="0 0 198 200" svg:d="M198 122c-3 0-7 0-10 0-8 45-14 67-69 67-16 0-31 0-47 0-13 0-14-2-14-12 0-25 0-51 0-76 10 0 20 0 30 0 30 0 34 9 34 34 3 0 7 0 10 0 0-26 0-52 0-79-3 0-7 0-10 0 0 25-4 34-34 34-10 0-20 0-30 0 0-23 0-46 0-68 0-9 1-11 14-11 15 0 30 0 44 0 48 0 58 15 63 56 3 0 6 0 9 0-3-22-5-45-8-67-60 0-120 0-180 0 0 4 0 7 0 11 2 0 5 0 7 0 23 0 23 2 23 13 0 51 0 101 0 152 0 10 0 13-23 13-2 0-5 0-7 0 0 4 0 8 0 11 62 0 123 0 185 0 4-26 8-52 13-78z">
              <text:p/>
            </draw:path>
            <draw:path draw:style-name="gr3" draw:text-style-name="P2" draw:layer="layout" svg:width="0.034cm" svg:height="0.034cm" svg:x="1.958cm" svg:y="1.357cm" svg:viewBox="0 0 35 35" svg:d="M35 18c0-11-10-18-17-18-11 0-18 8-18 17 0 11 10 18 17 18 9 0 18-9 18-17z">
              <text:p/>
            </draw:path>
            <draw:path draw:style-name="gr3" draw:text-style-name="P2" draw:layer="layout" svg:width="1.162cm" svg:height="0.016cm" svg:x="0.884cm" svg:y="1.5cm" svg:viewBox="0 0 1163 17" svg:d="M582 17c-194 0-388 0-582 0 0-6 0-11 0-17 388 0 775 0 1163 0 0 6 0 11 0 17-194 0-388 0-581 0z">
              <text:p/>
            </draw:path>
            <draw:path draw:style-name="gr3" draw:text-style-name="P2" draw:layer="layout" svg:width="0.206cm" svg:height="0.295cm" svg:x="1.123cm" svg:y="1.61cm" svg:viewBox="0 0 207 296" svg:d="M145 268c0 10 0 19 0 28 21-2 42-3 62-5 0-4 0-8 0-12-30 0-33-3-33-24 0-85 0-170 0-255-20 2-40 3-60 5 0 4 0 8 0 12 29 0 32 3 32 24 0 30 0 60 0 91-12-16-30-27-52-27-51 0-94 42-94 96s41 95 89 95c26 0 45-14 56-28zM145 156c0 29 0 57 0 86 0 7 0 8-5 16-12 20-31 30-49 30-19 0-35-12-44-28-11-17-12-41-12-59 0-15 0-40 13-60 8-12 24-26 47-26 15 0 32 6 45 25 5 7 5 9 5 16z">
              <text:p/>
            </draw:path>
            <draw:path draw:style-name="gr3" draw:text-style-name="P2" draw:layer="layout" svg:width="0.305cm" svg:height="0.284cm" svg:x="1.358cm" svg:y="1.616cm" svg:viewBox="0 0 306 285" svg:d="M282 188c1-2 1-4 2-6 0-1 0-5-5-5-3 0-4 3-6 5-26 62-42 91-115 91-20 0-40 0-61 0-6 0-6 0-9-1-4 0-5 0-5-4 0-1 0-2 2-9 10-39 19-77 29-115 13 0 27 0 41 0 36 0 36 8 36 19 0 2 0 8-3 20-1 3-1 4-1 5 0 3 1 5 5 5 3 0 5-2 6-8 8-33 17-66 25-99 0-2-2-5-6-5s-5 3-6 8c-8 32-16 42-55 42-13 0-27 0-40 0 9-34 17-68 25-102 5-15 5-16 23-16 20 0 40 0 60 0 52 0 64 12 64 47 0 10 0 11-1 21 0 3 0 6 0 8 0 1 1 6 4 6 5 0 5-3 6-11 3-24 6-49 9-73 1-11-1-11-12-11-71 0-142 0-212 0-9 0-14 0-14 8 0 5 4 5 12 5 16 0 28 0 28 7 0 2 0 3-2 10-19 74-37 149-56 223-4 17-4 20-38 20-7 0-12 0-12 7 0 5 4 5 12 5 73 0 145 0 218 0 10 0 11 0 13-6 13-30 26-61 39-91z">
              <text:p/>
            </draw:path>
            <draw:path draw:style-name="gr3" draw:text-style-name="P2" draw:layer="layout" svg:width="0.073cm" svg:height="0.151cm" svg:x="1.691cm" svg:y="1.616cm" svg:viewBox="0 0 74 152" svg:d="M72 25c2-5 2-7 2-9 0-10-8-16-18-16s-14 8-15 13c-13 43-27 86-40 128 0 2-1 4-1 5 0 3 10 6 12 6 1 0 2-1 4-5 18-40 37-81 56-122z">
              <text:p/>
            </draw:path>
            <draw:path draw:style-name="gr3" draw:text-style-name="P2" draw:layer="layout" svg:width="0.125cm" svg:height="0.133cm" svg:x="1.665cm" svg:y="1.875cm" svg:viewBox="0 0 126 134" svg:d="M118 64c5 0 8 0 8-6 0-27-14-58-59-58-38 0-67 30-67 66 0 38 32 68 72 68s54-32 54-38c0-1 0-5-5-5-3 0-5 2-6 5-8 24-31 29-42 29-13 0-26-6-36-18-11-14-11-32-11-43 31 0 61 0 92 0zM26 56c4-42 30-48 41-48 37 0 39 41 39 48-27 0-53 0-80 0z">
              <text:p/>
            </draw:path>
          </draw:g>
        </draw:g>
        <draw:line draw:style-name="gr1" draw:text-style-name="P1" draw:layer="layout" svg:x1="11cm" svg:y1="8.5cm" svg:x2="11cm" svg:y2="3.4cm">
          <text:p/>
        </draw:line>
        <draw:path draw:style-name="gr4" draw:text-style-name="P1" draw:layer="layout" svg:width="6.186cm" svg:height="6.186cm" draw:transform="skewX (9.73195045682112E-017) rotate (-0.785398163397449) translate (6.625cm -0.975cm)" svg:viewBox="0 0 6187 6187" svg:d="M0 6187c4243-2475 6187-6187 6187-6187">
          <text:p/>
        </draw:path>
        <draw:g>
          <svg:title>TexMaths</svg:title>
          <svg:desc>12§latex§$E'_{\mathrm{e}}(\theta=0^{\circ})$§svg§600§TRUE§</svg:desc>
          <draw:g>
            <draw:path draw:style-name="gr3" draw:text-style-name="P2" draw:layer="layout" svg:width="0.305cm" svg:height="0.284cm" draw:transform="rotate (0.523598775598299) translate (2.33168833139994cm 3.07789892893467cm)" svg:viewBox="0 0 306 285" svg:d="M283 186c0-1 1-3 1-4s0-5-5-5c-3 0-4 2-4 5-28 62-44 89-116 89-20 0-41 0-62 0-5 0-6 0-8 0-5-1-6-1-6-4 0-2 0-2 2-10 10-38 19-76 29-114 14 0 28 0 42 0 35 0 35 9 35 20 0 2 0 7-3 20-1 2-1 3-1 5s1 4 6 4c2 0 4-2 6-8 8-33 16-65 24-98 0-2-2-5-5-5-5 0-5 3-6 7-9 33-17 42-55 42-13 0-26 0-39 0 8-34 16-67 25-101 3-15 3-16 22-16 20 0 40 0 59 0 52 0 65 12 65 47 0 9 0 11-2 21 0 3 0 7 0 9 0 1 1 4 4 4 5 0 5-2 6-10 3-25 6-49 9-73 1-11-1-11-11-11-71 0-142 0-213 0-9 0-12 0-12 8 0 5 3 5 10 5 16 0 28 0 28 7 0 3 0 3-1 11-19 74-38 148-57 221-3 16-4 19-38 19-7 0-12 0-12 9 0 5 5 5 12 5 73 0 145 0 218 0 11 0 11 0 13-8 14-30 27-60 40-91z">
              <text:p/>
            </draw:path>
            <draw:path draw:style-name="gr3" draw:text-style-name="P2" draw:layer="layout" svg:width="0.073cm" svg:height="0.151cm" draw:transform="rotate (0.523598775598299) translate (2.60484501437449cm 2.88430097768684cm)" svg:viewBox="0 0 74 152" svg:d="M72 25c2-5 2-7 2-9 0-9-8-16-16-16-12 0-16 10-17 14-13 43-26 85-39 127-1 0-2 4-2 5 0 2 10 6 12 6s2-1 5-5c18-41 37-81 55-122z">
              <text:p/>
            </draw:path>
            <draw:path draw:style-name="gr3" draw:text-style-name="P2" draw:layer="layout" svg:width="0.125cm" svg:height="0.133cm" draw:transform="rotate (0.523598775598299) translate (2.72605339964203cm 3.14700201071571cm)" svg:viewBox="0 0 126 134" svg:d="M118 65c7 0 8 0 8-8 0-25-14-57-58-57-39 0-68 31-68 67 0 37 32 67 72 67s54-31 54-38c0-2 0-4-5-4-3 0-3 1-5 5-9 23-32 27-42 27-14 0-27-6-36-16-10-15-12-33-12-43 31 0 61 0 92 0zM28 56c2-40 28-48 40-48 36 0 38 41 38 48-26 0-52 0-78 0z">
              <text:p/>
            </draw:path>
            <draw:path draw:style-name="gr3" draw:text-style-name="P2" draw:layer="layout" svg:width="0.096cm" svg:height="0.419cm" draw:transform="rotate (0.523598775598299) translate (2.75706106615765cm 2.79779941716875cm)" svg:viewBox="0 0 97 420" svg:d="M97 415c0-1 0-3-7-10-53-52-66-131-66-196 0-72 16-144 67-197 6-5 6-6 6-7 0-3-1-5-3-5-5 0-44 29-68 82-21 46-26 93-26 127s4 84 28 132c25 51 61 79 66 79 2 0 3-3 3-5z">
              <text:p/>
            </draw:path>
            <draw:path draw:style-name="gr3" draw:text-style-name="P2" draw:layer="layout" svg:width="0.173cm" svg:height="0.299cm" draw:transform="rotate (0.523598775598299) translate (2.88708874762697cm 2.74481458753282cm)" svg:viewBox="0 0 174 300" svg:d="M174 86c0-27-7-86-50-86-59 0-124 118-124 214 0 39 12 86 50 86 60 0 124-121 124-214zM44 143c8-26 16-59 33-89 12-21 27-44 47-44s22 26 22 50c0 20-3 42-13 83-29 0-59 0-89 0zM130 157c-5 19-15 55-30 84s-32 50-50 50c-13 0-22-12-22-52 0-17 2-42 14-82 29 0 58 0 88 0z">
              <text:p/>
            </draw:path>
            <draw:path draw:style-name="gr3" draw:text-style-name="P2" draw:layer="layout" svg:width="0.28cm" svg:height="0.096cm" draw:transform="rotate (0.523598775598299) translate (3.24587903265808cm 2.70193665640219cm)" svg:viewBox="0 0 281 97" svg:d="M266 17c6 0 15 0 15-9 0-8-9-8-15-8-84 0-168 0-252 0-6 0-14 0-14 8 0 9 8 9 14 9 84 0 168 0 252 0zM266 97c6 0 15 0 15-9 0-8-9-8-15-8-84 0-168 0-252 0-6 0-14 0-14 8 0 9 8 9 14 9 84 0 168 0 252 0z">
              <text:p/>
            </draw:path>
            <draw:path draw:style-name="gr3" draw:text-style-name="P2" draw:layer="layout" svg:width="0.176cm" svg:height="0.287cm" draw:transform="rotate (0.523598775598299) translate (3.56216227251017cm 2.37438655757338cm)" svg:viewBox="0 0 177 288" svg:d="M177 145c0-34-2-67-16-98-20-41-54-47-72-47-25 0-57 11-73 50-14 29-16 61-16 95 0 31 1 69 19 100 18 35 49 43 70 43 23 0 54-9 73-49 13-29 15-61 15-94zM89 279c-17 0-42-11-49-51-5-25-5-64-5-88 0-28 0-55 3-78 9-49 40-52 51-52 13 0 42 7 49 49 5 22 5 55 5 81 0 31 0 60-5 86-6 41-30 53-49 53z">
              <text:p/>
            </draw:path>
            <draw:path draw:style-name="gr3" draw:text-style-name="P2" draw:layer="layout" svg:width="0.126cm" svg:height="0.125cm" draw:transform="rotate (0.523598775598299) translate (3.74534553364382cm 2.2575823088156cm)" svg:viewBox="0 0 127 126" svg:d="M127 63c0-36-29-63-63-63-36 0-64 29-64 62 0 36 29 64 64 64 34 0 63-29 63-63zM64 111c-28 0-50-21-50-48s22-49 50-49c27 0 49 23 49 48 0 28-23 49-49 49z">
              <text:p/>
            </draw:path>
            <draw:path draw:style-name="gr3" draw:text-style-name="P2" draw:layer="layout" svg:width="0.096cm" svg:height="0.419cm" draw:transform="rotate (0.523598775598299) translate (3.90146778690606cm 2.13707588888225cm)" svg:viewBox="0 0 97 420" svg:d="M97 209c0-32-5-82-27-130-26-52-62-79-66-79-3 0-4 2-4 5 0 1 0 2 7 9 42 42 66 108 66 195 0 72-15 146-68 199-5 4-5 6-5 7 0 2 1 5 4 5 4 0 42-29 67-83 21-45 26-92 26-128z">
              <text:p/>
            </draw:path>
          </draw:g>
        </draw:g>
        <draw:g>
          <svg:title>TexMaths</svg:title>
          <svg:desc>12§latex§$E'_{\mathrm{e}}(\theta=180^{\circ})$§svg§600§TRUE§</svg:desc>
          <draw:g>
            <draw:path draw:style-name="gr3" draw:text-style-name="P2" draw:layer="layout" svg:width="0.304cm" svg:height="0.285cm" draw:transform="rotate (0.523598775598299) translate (11.0498253972778cm 3.07934974592199cm)" svg:viewBox="0 0 305 286" svg:d="M282 188c1-2 2-5 2-6-2-2 0-5-6-5-3 0-3 3-5 5-27 62-43 91-115 91-20 0-40 0-61 0-6 0-7 0-9-1-5 0-6 0-6-4 0-1 0-2 2-9 10-39 19-77 29-115 14 0 28 0 42 0 36 0 36 9 36 19 0 4 0 8-4 20 0 3-1 4-1 5 0 2 2 5 6 5 3 0 5-3 6-9 8-32 16-65 24-98 0-2-3-5-5-5-4 0-5 3-6 9-8 31-17 41-55 41-13 0-26 0-40 0 9-34 17-68 26-101 3-16 3-17 22-17 20 0 39 0 59 0 52 0 65 12 65 47 0 9 0 11-3 23 0 2 0 4 0 7 0 2 2 5 5 5 5 0 6-3 6-11 3-24 6-48 9-72 1-12 0-12-11-12-71 0-143 0-214 0-8 0-12 0-12 8 0 5 4 5 12 5 16 0 28 0 28 7 0 3 0 4-2 11-19 74-38 148-57 222-3 17-5 20-38 20-7 0-11 0-11 7 0 6 4 6 11 6 73 0 146 0 219 0 10 0 10-1 13-7 13-30 26-61 39-91z">
              <text:p/>
            </draw:path>
            <draw:path draw:style-name="gr3" draw:text-style-name="P2" draw:layer="layout" svg:width="0.072cm" svg:height="0.151cm" draw:transform="rotate (0.523598775598299) translate (11.3229640149585cm 2.88568706261898cm)" svg:viewBox="0 0 73 152" svg:d="M71 26c2-6 2-8 2-9 0-10-8-17-17-17-12 0-14 10-16 14-13 43-26 85-39 127 0 2-1 4-1 5 0 4 8 6 11 6 2 0 2 0 5-5 18-40 36-80 55-121z">
              <text:p/>
            </draw:path>
            <draw:path draw:style-name="gr3" draw:text-style-name="P2" draw:layer="layout" svg:width="0.126cm" svg:height="0.133cm" draw:transform="rotate (0.523598775598299) translate (11.4440333884046cm 3.15054835741853cm)" svg:viewBox="0 0 127 134" svg:d="M119 63c6 0 8 0 8-5 0-27-14-58-59-58-38 0-68 30-68 67s32 67 72 67 55-32 55-38c0-1-1-5-6-5-3 0-3 2-5 5-9 24-31 29-42 29-14 0-27-6-36-18-10-14-10-32-10-44 30 0 60 0 91 0zM28 56c2-42 30-48 40-48 36 0 38 41 38 48-26 0-52 0-78 0z">
              <text:p/>
            </draw:path>
            <draw:path draw:style-name="gr3" draw:text-style-name="P2" draw:layer="layout" svg:width="0.096cm" svg:height="0.418cm" draw:transform="rotate (0.523598775598299) translate (11.4747493801517cm 2.80082035877016cm)" svg:viewBox="0 0 97 419" svg:d="M97 416c0-1 0-3-7-10-53-53-66-132-66-196 0-73 17-147 68-199 5-5 5-6 5-7 0-3-1-4-3-4-5 0-42 29-68 81-21 47-26 94-26 129 0 32 5 84 28 130 25 53 61 79 66 79 2 0 3-1 3-3z">
              <text:p/>
            </draw:path>
            <draw:path draw:style-name="gr3" draw:text-style-name="P2" draw:layer="layout" svg:width="0.174cm" svg:height="0.301cm" draw:transform="rotate (0.523598775598299) translate (11.6042041420854cm 2.74682924915391cm)" svg:viewBox="0 0 175 302" svg:d="M175 86c0-27-8-86-51-86-58 0-124 119-124 216 0 39 13 86 52 86 58 0 123-121 123-216zM46 144c7-27 15-60 32-90 11-20 26-44 46-44s22 27 22 51c0 20-2 42-13 83-29 0-58 0-87 0zM130 158c-5 19-14 55-30 85-15 29-30 49-48 49-15 0-23-12-23-51 0-18 2-42 13-83 29 0 58 0 88 0z">
              <text:p/>
            </draw:path>
            <draw:path draw:style-name="gr3" draw:text-style-name="P2" draw:layer="layout" svg:width="0.278cm" svg:height="0.097cm" draw:transform="rotate (0.523598775598299) translate (11.9641963506592cm 2.70360139809773cm)" svg:viewBox="0 0 279 98" svg:d="M265 17c7 0 14 0 14-9 0-8-7-8-13-8-84 0-168 0-253 0-6 0-13 0-13 8 0 9 7 9 14 9 84 0 167 0 251 0zM266 98c6 0 13 0 13-8 0-9-7-9-14-9-84 0-167 0-251 0-7 0-14 0-14 9 0 8 7 8 13 8 85 0 169 0 253 0z">
              <text:p/>
            </draw:path>
            <draw:path draw:style-name="gr3" draw:text-style-name="P2" draw:layer="layout" svg:width="0.138cm" svg:height="0.279cm" draw:transform="rotate (0.523598775598299) translate (12.2980222395183cm 2.36561950706415cm)" svg:viewBox="0 0 139 280" svg:d="M86 11c0-10 0-11-9-11-27 28-64 28-77 28 0 4 0 8 0 12 8 0 34 0 55-11 0 72 0 145 0 218 0 15-1 20-39 20-5 0-9 0-14 0 0 5 0 9 0 13 15-1 52-1 69-1s54 0 68 1c0-4 0-8 0-13-4 0-9 0-13 0-38 0-40-5-40-20 0-79 0-158 0-236z">
              <text:p/>
            </draw:path>
            <draw:path draw:style-name="gr3" draw:text-style-name="P2" draw:layer="layout" svg:width="0.174cm" svg:height="0.288cm" draw:transform="rotate (0.523598775598299) translate (12.4631490957669cm 2.2702834721586cm)" svg:viewBox="0 0 175 289" svg:d="M52 87c-20-12-22-26-22-33 0-25 28-43 58-43 31 0 57 21 57 51 0 24-17 45-42 59-17-11-34-22-51-34zM113 128c30-15 50-37 50-66 0-38-37-62-75-62-42 0-76 31-76 71 0 7 0 26 18 45 5 5 20 16 31 23-25 12-61 36-61 78 0 44 43 72 88 72 48 0 87-35 87-79 0-16-5-35-20-52-9-9-16-13-42-30zM71 145c17 11 34 22 51 33 12 8 31 21 31 46 0 31-31 54-65 54-36 0-66-26-66-61 0-25 13-52 49-72z">
              <text:p/>
            </draw:path>
            <draw:path draw:style-name="gr3" draw:text-style-name="P2" draw:layer="layout" svg:width="0.176cm" svg:height="0.288cm" draw:transform="rotate (0.523598775598299) translate (12.644892491009cm 2.16535387399212cm)" svg:viewBox="0 0 177 289" svg:d="M177 145c0-34-2-67-16-98-21-40-54-47-72-47-25 0-57 11-73 50-14 29-16 61-16 95 0 32 1 69 19 102s48 42 70 42c23 0 54-9 73-48 13-29 15-63 15-96zM89 280c-17 0-42-10-49-51-5-25-5-64-5-89 0-26 0-54 3-77 8-50 40-53 51-53 13 0 41 7 49 49 5 24 5 55 5 81 0 33 0 60-5 88-7 39-31 52-49 52z">
              <text:p/>
            </draw:path>
            <draw:path draw:style-name="gr3" draw:text-style-name="P2" draw:layer="layout" svg:width="0.125cm" svg:height="0.126cm" draw:transform="rotate (0.523598775598299) translate (12.8280751661176cm 2.04852683678917cm)" svg:viewBox="0 0 126 127" svg:d="M126 63c0-35-28-63-62-63-36 0-64 29-64 63 0 36 29 64 64 64 34 0 62-29 62-64zM64 113c-29 0-50-23-50-50s22-49 50-49c27 0 48 23 48 49 0 28-22 50-48 50z">
              <text:p/>
            </draw:path>
            <draw:path draw:style-name="gr3" draw:text-style-name="P2" draw:layer="layout" svg:width="0.097cm" svg:height="0.418cm" draw:transform="rotate (0.523598775598299) translate (12.983738827505cm 1.92960489513645cm)" svg:viewBox="0 0 98 419" svg:d="M98 210c0-33-4-84-27-131-25-53-63-79-66-79s-5 1-5 4c0 1 0 2 8 9 41 42 65 109 65 197 0 72-15 146-67 199-6 4-6 6-6 7 0 2 2 3 5 3s42-28 67-81c22-47 26-94 26-128z">
              <text:p/>
            </draw:path>
          </draw:g>
        </draw:g>
        <draw:g>
          <svg:title>TexMaths</svg:title>
          <svg:desc>12§latex§$2\,m_{\mathrm{e}}c ^{2}$§svg§600§TRUE§</svg:desc>
          <draw:g>
            <draw:path draw:style-name="gr3" draw:text-style-name="P2" draw:layer="layout" svg:width="0.167cm" svg:height="0.278cm" svg:x="11.783cm" svg:y="7.506cm" svg:viewBox="0 0 168 279" svg:d="M32 247c15-15 30-29 45-43 66-58 91-81 91-123 0-47-39-81-90-81-47 0-78 38-78 75 0 24 20 24 22 24 7 0 21-6 21-22 0-11-7-22-21-22-4 0-5 0-6 0 9-27 32-42 57-42 38 0 56 34 56 68s-21 66-44 93c-27 30-54 59-81 89-4 5-4 6-4 16 52 0 104 0 156 0 4-24 8-49 12-73-4 0-7 0-11 0-2 13-5 31-10 37-2 4-30 4-39 4-25 0-50 0-76 0z">
              <text:p/>
            </draw:path>
            <draw:path draw:style-name="gr3" draw:text-style-name="P2" draw:layer="layout" svg:width="0.344cm" svg:height="0.189cm" svg:x="12.054cm" svg:y="7.6cm" svg:viewBox="0 0 345 190" svg:d="M25 160c-1 8-3 17-3 18 0 9 6 12 12 12 4 0 13-3 15-12 0-1 6-20 9-31 2-12 5-24 8-37 4-9 6-19 7-29 2-7 6-19 6-20 6-13 29-51 68-51 20 0 23 15 23 28 0 11-2 23-6 35-4 16-8 33-12 49-3 11-5 22-8 32-1 9-6 23-6 24 0 9 6 12 13 12 13 0 16-10 18-24 6-24 22-85 26-101 2-5 23-55 69-55 19 0 22 14 22 28 0 24-16 72-25 95-3 9-6 14-6 23 0 20 15 34 35 34 40 0 55-61 55-64 0-5-3-5-5-5-4 0-4 1-7 8-6 22-19 52-42 52-7 0-11-4-11-13 0-11 4-22 9-30 7-23 25-69 25-93 0-27-16-45-48-45s-54 19-69 41c0-5-2-19-14-30-10-9-24-11-34-11-38 0-59 28-66 37-2-24-19-37-39-37-19 0-27 17-31 24-7 14-13 39-13 41 0 4 5 4 6 4 4 0 4-1 6-9 7-30 16-50 31-50 7 0 13 3 13 19 0 8-1 13-7 34-8 33-16 65-24 97z">
              <text:p/>
            </draw:path>
            <draw:path draw:style-name="gr3" draw:text-style-name="P2" draw:layer="layout" svg:width="0.126cm" svg:height="0.133cm" svg:x="12.423cm" svg:y="7.717cm" svg:viewBox="0 0 127 134" svg:d="M119 65c6 0 8 0 8-8 0-25-16-57-59-57-38 0-68 31-68 67 0 37 32 67 72 67 39 0 55-31 55-38 0-1-1-4-6-4-4 0-4 1-5 5-9 23-31 27-42 27-14 0-27-5-36-16-10-15-12-33-12-43 31 0 62 0 93 0zM28 56c2-40 28-48 40-48 36 0 37 41 37 48-26 0-51 0-77 0z">
              <text:p/>
            </draw:path>
            <draw:path draw:style-name="gr3" draw:text-style-name="P2" draw:layer="layout" svg:width="0.163cm" svg:height="0.189cm" svg:x="12.599cm" svg:y="7.6cm" svg:viewBox="0 0 164 190" svg:d="M150 26c-7 0-13 0-19 6s-8 13-8 16c0 11 8 15 16 15 12 0 24-10 24-27 0-20-20-36-50-36-57 0-113 60-113 120 0 37 25 70 68 70 60 0 96-44 96-49 0-3-2-6-5-6-2 0-3 1-6 4-33 42-79 42-83 42-27 0-39-21-39-46 0-16 9-57 23-84 13-23 36-41 60-41 14 0 30 4 36 16z">
              <text:p/>
            </draw:path>
            <draw:path draw:style-name="gr3" draw:text-style-name="P2" draw:layer="layout" svg:width="0.13cm" svg:height="0.194cm" svg:x="12.782cm" svg:y="7.438cm" svg:viewBox="0 0 131 195" svg:d="M131 141c-4 0-7 0-10 0-1 7-5 24-8 28-3 1-26 1-29 1-18 0-36 0-54 0 30-28 41-36 59-49 21-18 42-36 42-64 0-35-32-57-70-57-36 0-61 25-61 53 0 14 13 16 16 16 7 0 15-6 15-15 0-6-1-16-17-16 10-21 29-27 44-27 28 0 44 23 44 46 0 26-18 46-28 57-23 23-47 46-70 69-4 3-4 4-4 12 41 0 81 0 122 0 3-18 6-36 9-54z">
              <text:p/>
            </draw:path>
          </draw:g>
        </draw:g>
        <draw:line draw:style-name="gr5" draw:text-style-name="P1" draw:layer="layout" svg:x1="11.05cm" svg:y1="7.95cm" svg:x2="13.45cm" svg:y2="7.95cm">
          <text:p/>
        </draw:line>
        <draw:line draw:style-name="gr5" draw:text-style-name="P1" draw:layer="layout" svg:x1="2.3cm" svg:y1="7.95cm" svg:x2="10.95cm" svg:y2="7.95cm">
          <text:p/>
        </draw:line>
        <draw:g>
          <svg:title>TexMaths</svg:title>
          <svg:desc>12§latex§Compton-Kontinuum§svg§600§TRUE§</svg:desc>
          <draw:g>
            <draw:path draw:style-name="gr3" draw:text-style-name="P2" draw:layer="layout" svg:width="0.256cm" svg:height="0.304cm" svg:x="4.984cm" svg:y="7.538cm" svg:viewBox="0 0 257 305" svg:d="M0 152c0 87 68 153 146 153 69 0 111-58 111-108 0-3 0-7-6-7-5 0-5 4-5 7-4 60-49 95-95 95-25 0-108-14-108-139s82-140 108-140c46 0 83 38 91 100 2 5 2 7 8 7 7 0 7-2 7-11 0-33 0-66 0-99 0-8 0-10-5-10-2 0-4 0-7 5-7 10-14 21-21 31-15-14-37-36-78-36-79 0-146 67-146 152z">
              <text:p/>
            </draw:path>
            <draw:path draw:style-name="gr3" draw:text-style-name="P2" draw:layer="layout" svg:width="0.185cm" svg:height="0.192cm" svg:x="5.277cm" svg:y="7.646cm" svg:viewBox="0 0 186 193" svg:d="M186 98c0-54-42-98-92-98-53 0-94 45-94 98 0 54 43 95 92 95 52 0 94-41 94-95zM94 182c-20 0-38-8-48-28-11-19-11-44-11-59 0-16 0-39 9-58 12-19 32-27 48-27 20 0 38 9 48 27 11 19 11 42 11 58 0 15 0 38-9 56-9 19-28 31-48 31z">
              <text:p/>
            </draw:path>
            <draw:path draw:style-name="gr3" draw:text-style-name="P2" draw:layer="layout" svg:width="0.328cm" svg:height="0.185cm" svg:x="5.489cm" svg:y="7.648cm" svg:viewBox="0 0 329 186" svg:d="M32 41c0 37 0 75 0 112 0 19-4 19-32 19 0 5 0 9 0 14 14 0 36-2 47-2s33 2 48 2c0-5 0-9 0-14-29 0-34 0-34-19 0-25 0-51 0-76 0-45 30-67 58-67 26 0 31 22 31 46 0 33 0 65 0 97 0 19-5 19-34 19 0 5 0 9 0 14 16 0 38-2 48-2 11 0 33 2 47 2 0-5 0-9 0-14-27 0-32 0-32-19 0-25 0-51 0-76 0-45 30-67 56-67 28 0 31 22 31 46 0 33 0 65 0 97 0 19-3 19-32 19 0 5 0 9 0 14 14 0 36-2 48-2 11 0 32 2 47 2 0-5 0-9 0-14-22 0-33 0-33-12 0-26 0-53 0-80 0-36 0-49-13-64-6-8-20-16-44-16-36 0-54 25-61 41-6-36-38-41-57-41-30 0-50 18-62 44 0-14 0-29 0-44-20 2-39 3-59 5 0 4 0 9 0 13 29 0 32 2 32 23z">
              <text:p/>
            </draw:path>
            <draw:path draw:style-name="gr3" draw:text-style-name="P2" draw:layer="layout" svg:width="0.207cm" svg:height="0.266cm" svg:x="5.838cm" svg:y="7.648cm" svg:viewBox="0 0 208 267" svg:d="M61 28c0-10 0-19 0-28-20 2-41 3-61 5 0 4 0 9 0 13 30 0 32 2 32 20 0 66 0 131 0 197 0 19-3 19-32 19 0 4 0 9 0 13 14 0 36-1 47-1 12 0 33 1 48 1 0-4 0-9 0-13-28 0-33 0-33-19 0-24 0-47 0-70 0-1 0-3 0-5 2 8 20 30 52 30 50 0 94-40 94-95 0-53-41-95-88-95-34 0-50 19-59 28zM62 138c0-31 0-63 0-94 12-21 33-33 54-33 32 0 57 37 57 84 0 51-30 86-61 86-17 0-33-9-44-25-6-10-6-10-6-18z">
              <text:p/>
            </draw:path>
            <draw:path draw:style-name="gr3" draw:text-style-name="P2" draw:layer="layout" svg:width="0.131cm" svg:height="0.261cm" svg:x="6.068cm" svg:y="7.576cm" svg:viewBox="0 0 132 262" svg:d="M65 90c20 0 40 0 60 0 0-5 0-9 0-13-20 0-40 0-60 0 0-26 0-51 0-77-4 0-7 0-11 0 0 34-13 79-54 80 0 3 0 7 0 10 12 0 24 0 36 0 0 38 0 77 0 116 0 51 40 56 54 56 30 0 42-30 42-56 0-8 0-16 0-24-4 0-7 0-11 0 0 7 0 15 0 23 0 31-12 46-27 46-29 0-29-38-29-45 0-39 0-78 0-116z">
              <text:p/>
            </draw:path>
            <draw:path draw:style-name="gr3" draw:text-style-name="P2" draw:layer="layout" svg:width="0.185cm" svg:height="0.192cm" svg:x="6.236cm" svg:y="7.646cm" svg:viewBox="0 0 186 193" svg:d="M186 98c0-54-42-98-92-98-53 0-94 45-94 98 0 54 43 95 92 95 52 0 94-41 94-95zM94 182c-18 0-38-8-48-28-11-19-11-44-11-59 0-16 0-39 9-58 12-19 32-27 48-27 20 0 38 9 48 27 11 19 11 42 11 58 0 15 0 38-8 56-10 19-29 31-49 31z">
              <text:p/>
            </draw:path>
            <draw:path draw:style-name="gr3" draw:text-style-name="P2" draw:layer="layout" svg:width="0.211cm" svg:height="0.185cm" svg:x="6.449cm" svg:y="7.648cm" svg:viewBox="0 0 212 186" svg:d="M32 41c0 37 0 75 0 112 0 19-4 19-32 19 0 5 0 9 0 14 14 0 36-2 48-2 11 0 32 2 47 2 0-5 0-9 0-14-29 0-33 0-33-19 0-25 0-51 0-76 0-45 30-67 57-67 26 0 31 22 31 46 0 33 0 65 0 97 0 19-5 19-32 19 0 5 0 9 0 14 14 0 36-2 46-2 11 0 34 2 48 2 0-5 0-9 0-14-22 0-32 0-33-12 0-26 0-53 0-80 0-36 0-49-13-64-6-8-20-16-45-16-30 0-50 18-62 44 0-14 0-29 0-44-20 2-39 3-59 5 0 4 0 9 0 13 30 0 32 2 32 23z">
              <text:p/>
            </draw:path>
            <draw:path draw:style-name="gr3" draw:text-style-name="P2" draw:layer="layout" svg:width="0.111cm" svg:height="0.024cm" svg:x="6.674cm" svg:y="7.731cm" svg:viewBox="0 0 112 25" svg:d="M0 0c37 0 74 0 112 0 0 8 0 17 0 25-38 0-75 0-112 0 0-8 0-17 0-25z">
              <text:p/>
            </draw:path>
            <draw:path draw:style-name="gr3" draw:text-style-name="P2" draw:layer="layout" svg:width="0.295cm" svg:height="0.285cm" svg:x="6.824cm" svg:y="7.548cm" svg:viewBox="0 0 296 286" svg:d="M155 110c25-24 50-48 75-72 4-3 26-25 60-25 0-4 0-9 0-13-10 1-25 1-36 1-15 0-39 0-54-1 0 4 0 9 0 13 17 0 20 10 20 13 0 8-4 11-8 15-44 41-88 83-132 124 0-44 0-88 0-133 0-15 2-19 34-19 3 0 6 0 10 0 0-4 0-9 0-13-15 1-45 1-62 1-16 0-48 0-62-1 0 4 0 9 0 13 3 0 6 0 10 0 32 0 33 4 33 19 0 74 0 148 0 222 0 14-1 19-33 19-4 0-7 0-10 0 0 4 0 9 0 13 14-1 45-1 61-1s48 0 63 1c0-4 0-9 0-13-4 0-7 0-10 0-32 0-34-5-34-19 0-25 0-50 0-74 17-16 33-31 50-46 25 38 50 75 75 113 3 3 7 8 7 14 0 12-16 12-25 12 0 4 0 9 0 13 15-1 45-1 60-1s31 0 49 1c0-4 0-9 0-13-22 0-32-1-44-20-32-48-65-95-97-143z">
              <text:p/>
            </draw:path>
            <draw:path draw:style-name="gr3" draw:text-style-name="P2" draw:layer="layout" svg:width="0.186cm" svg:height="0.192cm" svg:x="7.149cm" svg:y="7.646cm" svg:viewBox="0 0 187 193" svg:d="M187 98c0-54-42-98-93-98-53 0-94 45-94 98 0 54 44 95 94 95s93-41 93-95zM94 182c-18 0-36-8-48-28-11-19-11-44-11-59 0-16 0-39 11-58 10-19 31-27 48-27 18 0 35 9 46 27 12 19 12 42 12 58 0 15 0 38-9 56-10 19-28 31-49 31z">
              <text:p/>
            </draw:path>
            <draw:path draw:style-name="gr3" draw:text-style-name="P2" draw:layer="layout" svg:width="0.211cm" svg:height="0.185cm" svg:x="7.362cm" svg:y="7.648cm" svg:viewBox="0 0 212 186" svg:d="M34 41c0 37 0 75 0 112 0 19-5 19-34 19 0 5 0 9 0 14 14 0 36-2 48-2 11 0 32 2 47 2 0-5 0-9 0-14-28 0-33 0-33-19 0-25 0-51 0-76 0-45 30-67 57-67 26 0 31 22 31 46 0 33 0 65 0 97 0 19-5 19-32 19 0 5 0 9 0 14 14 0 36-2 48-2 10 0 32 2 46 2 0-5 0-9 0-14-21 0-32 0-33-12 0-26 0-53 0-80 0-36 0-49-12-64-6-8-21-16-45-16-31 0-50 18-62 44 0-14 0-29 0-44-20 2-40 3-60 5 0 4 0 9 0 13 30 0 34 2 34 23z">
              <text:p/>
            </draw:path>
            <draw:path draw:style-name="gr3" draw:text-style-name="P2" draw:layer="layout" svg:width="0.131cm" svg:height="0.261cm" svg:x="7.579cm" svg:y="7.576cm" svg:viewBox="0 0 132 262" svg:d="M65 90c20 0 40 0 60 0 0-5 0-9 0-13-20 0-40 0-60 0 0-26 0-51 0-77-4 0-7 0-11 0 0 34-13 79-54 80 0 3 0 7 0 10 12 0 24 0 36 0 0 38 0 77 0 116 0 51 40 56 54 56 30 0 42-30 42-56 0-8 0-16 0-24-4 0-7 0-11 0 0 7 0 15 0 23 0 31-12 46-27 46-29 0-29-38-29-45 0-39 0-78 0-116z">
              <text:p/>
            </draw:path>
            <draw:path draw:style-name="gr3" draw:text-style-name="P2" draw:layer="layout" svg:width="0.089cm" svg:height="0.279cm" svg:x="7.749cm" svg:y="7.554cm" svg:viewBox="0 0 90 280" svg:d="M60 95c-20 1-39 3-59 4 0 5 0 9 0 14 28 0 31 2 31 22 0 38 0 75 0 113 0 19-4 19-32 19 0 4 0 9 0 13 13 0 36-1 46-1 15 0 30 1 44 1 0-4 0-9 0-13-28 0-30-2-30-18 0-52 0-103 0-154zM62 22c0-14-10-22-22-22-14 0-23 11-23 22 0 12 9 22 23 22 12 0 22-9 22-22z">
              <text:p/>
            </draw:path>
            <draw:path draw:style-name="gr3" draw:text-style-name="P2" draw:layer="layout" svg:width="0.211cm" svg:height="0.185cm" svg:x="7.865cm" svg:y="7.648cm" svg:viewBox="0 0 212 186" svg:d="M32 41c0 37 0 75 0 112 0 19-4 19-32 19 0 5 0 9 0 14 14 0 36-2 48-2 11 0 32 2 47 2 0-5 0-9 0-14-29 0-34 0-34-19 0-25 0-51 0-76 0-45 30-67 58-67 26 0 31 22 31 46 0 33 0 65 0 97 0 19-5 19-34 19 0 5 0 9 0 14 16 0 38-2 48-2 11 0 34 2 48 2 0-5 0-9 0-14-22 0-33 0-33-12 0-26 0-53 0-80 0-36 0-49-13-64-6-8-20-16-45-16-30 0-50 18-62 44 0-14 0-29 0-44-20 2-39 3-59 5 0 4 0 9 0 13 29 0 32 2 32 23z">
              <text:p/>
            </draw:path>
            <draw:path draw:style-name="gr3" draw:text-style-name="P2" draw:layer="layout" svg:width="0.211cm" svg:height="0.189cm" svg:x="8.087cm" svg:y="7.648cm" svg:viewBox="0 0 212 190" svg:d="M151 152c0 13 0 26 0 38 21-1 41-3 61-4 0-5 0-9 0-14-30 0-32-2-32-22 0-50 0-100 0-150-21 2-42 3-62 5 0 4 0 9 0 13 28 0 32 2 32 23 0 25 0 50 0 75 0 36-20 65-50 65-36 0-38-19-38-42 0-46 0-93 0-139-20 2-41 3-62 5 0 4 0 9 0 13 34 0 34 1 34 38 0 21 0 43 0 64 0 32 0 70 63 70 24 0 42-12 54-38z">
              <text:p/>
            </draw:path>
            <draw:path draw:style-name="gr3" draw:text-style-name="P2" draw:layer="layout" svg:width="0.211cm" svg:height="0.189cm" svg:x="8.321cm" svg:y="7.648cm" svg:viewBox="0 0 212 190" svg:d="M152 152c0 13 0 26 0 38 20-1 40-3 60-4 0-5 0-9 0-14-28 0-32-2-32-22 0-50 0-100 0-150-21 2-42 3-62 5 0 4 0 9 0 13 30 0 32 2 32 23 0 25 0 50 0 75 0 36-19 65-50 65-36 0-38-19-38-42 0-46 0-93 0-139-20 2-41 3-62 5 0 4 0 9 0 13 34 0 34 1 34 38 0 21 0 43 0 64 0 32 0 70 63 70 24 0 42-12 55-38z">
              <text:p/>
            </draw:path>
            <draw:path draw:style-name="gr3" draw:text-style-name="P2" draw:layer="layout" svg:width="0.328cm" svg:height="0.185cm" svg:x="8.556cm" svg:y="7.648cm" svg:viewBox="0 0 329 186" svg:d="M32 41c0 37 0 75 0 112 0 19-4 19-32 19 0 5 0 9 0 14 14 0 36-2 47-2s33 2 48 2c0-5 0-9 0-14-29 0-34 0-34-19 0-25 0-51 0-76 0-45 30-67 58-67 26 0 31 22 31 46 0 33 0 65 0 97 0 19-5 19-34 19 0 5 0 9 0 14 16 0 36-2 48-2 11 0 33 2 47 2 0-5 0-9 0-14-27 0-32 0-32-19 0-25 0-51 0-76 0-45 30-67 56-67 27 0 31 22 31 46 0 33 0 65 0 97 0 19-4 19-32 19 0 5 0 9 0 14 14 0 36-2 48-2 11 0 32 2 47 2 0-5 0-9 0-14-22 0-33 0-33-12 0-26 0-53 0-80 0-36 0-49-13-64-6-8-20-16-44-16-36 0-54 25-61 41-6-36-38-41-57-41-31 0-50 18-62 44 0-14 0-29 0-44-20 2-39 3-59 5 0 4 0 9 0 13 29 0 32 2 32 23z">
              <text:p/>
            </draw:path>
          </draw:g>
        </draw:g>
        <draw:g>
          <svg:title>TexMaths</svg:title>
          <svg:desc>12§latex§Compton-Kante§svg§600§TRUE§</svg:desc>
          <draw:g>
            <draw:path draw:style-name="gr3" draw:text-style-name="P2" draw:layer="layout" svg:width="0.256cm" svg:height="0.304cm" draw:transform="rotate (1.5707963267949) translate (11.12cm 7.19100975743146cm)" svg:viewBox="0 0 257 305" svg:d="M0 152c0 87 68 153 146 153 69 0 111-58 111-108 0-3 0-7-6-7-5 0-5 4-5 7-4 60-49 95-95 95-25 0-108-14-108-139s82-140 108-140c46 0 83 38 91 100 2 5 2 7 8 7 7 0 7-2 7-11 0-33 0-66 0-99 0-8 0-10-5-10-2 0-4 0-7 5-7 10-14 21-21 31-15-14-37-36-78-36-79 0-146 67-146 152z">
              <text:p/>
            </draw:path>
            <draw:path draw:style-name="gr3" draw:text-style-name="P2" draw:layer="layout" svg:width="0.185cm" svg:height="0.192cm" draw:transform="rotate (1.5707963267949) translate (11.2277153712811cm 6.89828876528142cm)" svg:viewBox="0 0 186 193" svg:d="M186 98c0-54-42-98-92-98-53 0-94 45-94 98 0 54 43 95 92 95 52 0 94-41 94-95zM94 182c-20 0-38-8-48-28-11-19-11-44-11-59 0-16 0-39 9-58 12-19 32-27 48-27 20 0 38 9 48 27 11 19 11 42 11 58 0 15 0 38-9 56-9 19-28 31-48 31z">
              <text:p/>
            </draw:path>
            <draw:path draw:style-name="gr3" draw:text-style-name="P2" draw:layer="layout" svg:width="0.328cm" svg:height="0.185cm" draw:transform="rotate (1.5707963267949) translate (11.2301090461985cm 6.68594607835291cm)" svg:viewBox="0 0 329 186" svg:d="M32 41c0 37 0 75 0 112 0 19-4 19-32 19 0 5 0 9 0 14 14 0 36-2 47-2 12 0 33 2 48 2 0-5 0-9 0-14-29 0-34 0-34-19 0-25 0-51 0-76 0-45 30-67 58-67 26 0 31 22 31 46 0 33 0 65 0 97 0 19-5 19-34 19 0 5 0 9 0 14 16 0 38-2 48-2 11 0 33 2 47 2 0-5 0-9 0-14-27 0-32 0-32-19 0-25 0-51 0-76 0-45 30-67 56-67 28 0 31 22 31 46 0 33 0 65 0 97 0 19-3 19-32 19 0 5 0 9 0 14 14 0 36-2 48-2 11 0 32 2 47 2 0-5 0-9 0-14-22 0-33 0-33-12 0-26 0-53 0-80 0-36 0-49-13-64-6-8-20-16-44-16-36 0-54 25-61 41-6-36-38-41-57-41-30 0-50 18-62 44 0-14 0-29 0-44-20 2-39 3-59 5 0 4 0 9 0 13 29 0 32 2 32 23z">
              <text:p/>
            </draw:path>
            <draw:path draw:style-name="gr3" draw:text-style-name="P2" draw:layer="layout" svg:width="0.207cm" svg:height="0.266cm" draw:transform="rotate (1.5707963267949) translate (11.2301090461985cm 6.33684030492807cm)" svg:viewBox="0 0 208 267" svg:d="M61 28c0-10 0-19 0-28-20 2-41 3-61 5 0 4 0 9 0 13 30 0 34 2 34 20 0 66 0 131 0 197 0 19-5 19-34 19 0 4 0 9 0 13 14 0 36-1 47-1 12 0 33 1 48 1 0-4 0-9 0-13-28 0-33 0-33-19 0-24 0-47 0-70 0-1 0-3 0-5 3 8 20 30 52 30 50 0 94-40 94-95 0-53-41-95-88-95-34 0-50 19-59 28zM62 138c0-31 0-63 0-94 12-21 33-33 54-33 32 0 57 37 57 84 0 51-29 86-60 86-17 0-34-9-45-25-6-10-6-10-6-18z">
              <text:p/>
            </draw:path>
            <draw:path draw:style-name="gr3" draw:text-style-name="P2" draw:layer="layout" svg:width="0.131cm" svg:height="0.261cm" draw:transform="rotate (1.5707963267949) translate (11.1582987986777cm 6.10650247503952cm)" svg:viewBox="0 0 132 262" svg:d="M65 90c20 0 40 0 60 0 0-5 0-9 0-13-20 0-40 0-60 0 0-26 0-51 0-77-4 0-7 0-11 0 0 34-12 79-54 80 0 3 0 7 0 10 12 0 24 0 36 0 0 38 0 77 0 116 0 51 40 56 54 56 30 0 42-30 42-56 0-8 0-16 0-24-4 0-7 0-11 0 0 7 0 15 0 23 0 31-12 46-27 46-29 0-29-38-29-45 0-39 0-78 0-116z">
              <text:p/>
            </draw:path>
            <draw:path draw:style-name="gr3" draw:text-style-name="P2" draw:layer="layout" svg:width="0.186cm" svg:height="0.192cm" draw:transform="rotate (1.5707963267949) translate (11.2277153712811cm 5.93854780741245cm)" svg:viewBox="0 0 187 193" svg:d="M187 98c0-54-43-98-93-98-53 0-94 45-94 98 0 54 43 95 94 95 50 0 93-41 93-95zM94 182c-18 0-38-8-48-28-11-19-11-44-11-59 0-16 0-39 11-58 10-19 31-27 48-27 18 0 36 9 46 27 11 19 11 42 11 58 0 15 0 38-8 56-10 19-28 31-49 31z">
              <text:p/>
            </draw:path>
            <draw:path draw:style-name="gr3" draw:text-style-name="P2" draw:layer="layout" svg:width="0.211cm" svg:height="0.185cm" draw:transform="rotate (1.5707963267949) translate (11.2301090461985cm 5.72620512048394cm)" svg:viewBox="0 0 212 186" svg:d="M32 41c0 37 0 75 0 112 0 19-3 19-32 19 0 5 0 9 0 14 14 0 36-2 48-2 11 0 32 2 47 2 0-5 0-9 0-14-28 0-33 0-33-19 0-25 0-51 0-76 0-45 30-67 57-67 26 0 31 22 31 46 0 33 0 65 0 97 0 19-5 19-32 19 0 5 0 9 0 14 14 0 36-2 46-2 12 0 34 2 48 2 0-5 0-9 0-14-21 0-32 0-33-12 0-26 0-53 0-80 0-36 0-49-13-64-5-8-20-16-44-16-31 0-51 18-62 44 0-14 0-29 0-44-20 2-40 3-60 5 0 4 0 9 0 13 30 0 32 2 32 23z">
              <text:p/>
            </draw:path>
            <draw:path draw:style-name="gr3" draw:text-style-name="P2" draw:layer="layout" svg:width="0.111cm" svg:height="0.024cm" draw:transform="rotate (1.5707963267949) translate (11.3126908308474cm 5.50066599538473cm)" svg:viewBox="0 0 112 25" svg:d="M0 0c37 0 74 0 112 0 0 8 0 17 0 25-38 0-75 0-112 0 0-8 0-17 0-25z">
              <text:p/>
            </draw:path>
            <draw:path draw:style-name="gr3" draw:text-style-name="P2" draw:layer="layout" svg:width="0.295cm" svg:height="0.285cm" draw:transform="rotate (1.5707963267949) translate (11.1295746996694cm 5.3507064707177cm)" svg:viewBox="0 0 296 286" svg:d="M155 110c25-24 50-48 75-72 4-3 26-25 60-25 0-4 0-9 0-13-10 1-25 1-36 1-15 0-39 0-54-1 0 4 0 9 0 13 17 0 20 10 20 13 0 8-4 11-8 15-44 41-88 83-132 124 0-44 0-88 0-133 0-15 2-19 34-19 3 0 6 0 10 0 0-4 0-9 0-13-15 1-45 1-62 1-16 0-48 0-62-1 0 4 0 9 0 13 3 0 6 0 10 0 32 0 33 4 33 19 0 74 0 148 0 222 0 14-1 19-33 19-4 0-7 0-10 0 0 4 0 9 0 13 14-1 45-1 61-1s48 0 63 1c0-4 0-9 0-13-4 0-7 0-10 0-32 0-34-5-34-19 0-25 0-50 0-74 17-16 33-31 50-46 25 38 51 75 76 113 3 3 6 8 6 14 0 12-16 12-25 12 0 4 0 9 0 13 15-1 45-1 60-1 16 0 31 0 49 1 0-4 0-9 0-13-22 0-32-1-44-20-32-48-65-95-97-143z">
              <text:p/>
            </draw:path>
            <draw:path draw:style-name="gr3" draw:text-style-name="P2" draw:layer="layout" svg:width="0.19cm" svg:height="0.192cm" draw:transform="rotate (1.5707963267949) translate (11.2277153712811cm 5.01959584025291cm)" svg:viewBox="0 0 191 193" svg:d="M122 156c3 16 14 34 34 34 8 0 35-6 35-39 0-8 0-16 0-24-4 0-7 0-11 0 0 8 0 16 0 24 0 24-11 26-16 26-13 0-15-19-15-20 0-28 0-56 0-84 0-18 0-35-15-50-16-16-38-23-58-23-34 0-64 20-64 48 0 12 8 19 20 19 11 0 20-8 20-19 0-5-3-19-22-19 11-15 31-19 46-19 20 0 44 15 44 53 0 6 0 11 0 16-22 1-52 2-78 14-31 15-42 36-42 55 0 34 41 45 67 45 29 0 48-17 55-37zM120 87c0 14 0 28 0 42 0 40-30 54-49 54-21 0-39-14-39-36 0-23 18-57 88-60z">
              <text:p/>
            </draw:path>
            <draw:path draw:style-name="gr3" draw:text-style-name="P2" draw:layer="layout" svg:width="0.211cm" svg:height="0.185cm" draw:transform="rotate (1.5707963267949) translate (11.2301090461985cm 4.81325153431108cm)" svg:viewBox="0 0 212 186" svg:d="M34 41c0 37 0 75 0 112 0 19-5 19-34 19 0 5 0 9 0 14 16 0 37-2 48-2s32 2 47 2c0-5 0-9 0-14-28 0-33 0-33-19 0-25 0-51 0-76 0-45 30-67 57-67s31 22 31 46c0 33 0 65 0 97 0 19-4 19-32 19 0 5 0 9 0 14 14 0 36-2 48-2 10 0 32 2 46 2 0-5 0-9 0-14-21 0-32 0-32-12 0-26 0-53 0-80 0-36 0-49-13-64-6-8-21-16-45-16-31 0-50 18-62 44 0-14 0-29 0-44-20 2-40 3-60 5 0 4 0 9 0 13 30 0 34 2 34 23z">
              <text:p/>
            </draw:path>
            <draw:path draw:style-name="gr3" draw:text-style-name="P2" draw:layer="layout" svg:width="0.131cm" svg:height="0.261cm" draw:transform="rotate (1.5707963267949) translate (11.1582987986777cm 4.59611014259322cm)" svg:viewBox="0 0 132 262" svg:d="M65 90c20 0 41 0 61 0 0-5 0-9 0-13-20 0-41 0-61 0 0-26 0-51 0-77-3 0-7 0-10 0-1 34-13 79-55 80 0 3 0 7 0 10 12 0 24 0 36 0 0 38 0 77 0 116 0 51 40 56 54 56 30 0 42-30 42-56 0-8 0-16 0-24-4 0-7 0-11 0 0 7 0 15 0 23 0 31-12 46-27 46-29 0-29-38-29-45 0-39 0-78 0-116z">
              <text:p/>
            </draw:path>
            <draw:path draw:style-name="gr3" draw:text-style-name="P2" draw:layer="layout" svg:width="0.162cm" svg:height="0.192cm" draw:transform="rotate (1.5707963267949) translate (11.2277153712811cm 4.42815547496615cm)" svg:viewBox="0 0 163 193" svg:d="M36 83c2-63 37-73 52-73 43 0 48 56 48 73-34 0-67 0-100 0zM35 91c39 0 78 0 117 0 10 0 11 0 11-8 0-42-23-83-75-83-50 0-88 43-88 96 0 56 44 97 92 97 52 0 71-47 71-55 0-4-3-5-6-5s-3 2-5 6c-14 43-52 43-57 43-21 0-37-12-47-28-13-20-13-47-13-63z">
              <text:p/>
            </draw:path>
          </draw:g>
        </draw:g>
        <draw:g>
          <svg:title>TexMaths</svg:title>
          <svg:desc>12§latex§$E'_{\mathrm{e}}=E_{\gamma}$§svg§600§TRUE§</svg:desc>
          <draw:g>
            <draw:path draw:style-name="gr3" draw:text-style-name="P2" draw:layer="layout" svg:width="0.305cm" svg:height="0.284cm" svg:x="12.74cm" svg:y="8.769cm" svg:viewBox="0 0 306 285" svg:d="M283 187c0-1 1-3 1-5 0-1 0-5-5-5-3 0-4 3-4 5-28 62-44 90-116 90-20 0-41 0-62 0-5 0-6 0-8 0-5-1-6-1-6-5 0-1 0-1 2-9 10-38 19-76 29-114 14 0 28 0 42 0 35 0 35 8 35 19 0 2 0 7-3 20-1 3-1 4-1 5 0 2 1 5 5 5 3 0 5-3 7-9 8-32 16-65 24-98 0-2-2-5-5-5-5 0-5 3-6 8-9 32-17 42-55 42-13 0-26 0-39 0 8-34 16-68 25-102 3-15 3-16 22-16 20 0 40 0 59 0 52 0 64 12 64 47 0 9 0 11-1 21 0 3 0 7 0 9s1 5 4 5c5 0 5-3 6-11 3-25 6-49 9-73 1-11-1-11-12-11-71 0-142 0-212 0-9 0-12 0-12 8 0 5 3 5 10 5 16 0 28 0 28 7 0 3 0 3-2 11-19 74-37 148-56 222-3 15-4 19-38 19-7 0-12 0-12 8 0 5 5 5 12 5 73 0 145 0 218 0 10 0 11 0 13-7 14-30 27-61 40-91z">
              <text:p/>
            </draw:path>
            <draw:path draw:style-name="gr3" draw:text-style-name="P2" draw:layer="layout" svg:width="0.073cm" svg:height="0.151cm" svg:x="13.073cm" svg:y="8.738cm" svg:viewBox="0 0 74 152" svg:d="M72 25c2-5 2-7 2-9 0-9-8-16-18-16s-14 10-15 14c-13 43-27 85-40 127 0 2-1 4-1 5 0 3 10 6 12 6s2-1 4-5c18-40 37-81 56-122z">
              <text:p/>
            </draw:path>
            <draw:path draw:style-name="gr3" draw:text-style-name="P2" draw:layer="layout" svg:width="0.125cm" svg:height="0.133cm" svg:x="13.047cm" svg:y="9.027cm" svg:viewBox="0 0 126 134" svg:d="M118 65c6 0 8 0 8-8 0-25-14-57-58-57-39 0-68 31-68 67 0 37 32 67 72 67s54-31 54-38c0-1 0-4-5-4-3 0-5 1-5 5-9 24-32 28-43 28-13 0-26-6-36-17-11-15-11-33-11-43 31 0 61 0 92 0zM26 56c4-40 30-48 42-48 36 0 38 41 38 48-27 0-53 0-80 0z">
              <text:p/>
            </draw:path>
            <draw:path draw:style-name="gr3" draw:text-style-name="P2" draw:layer="layout" svg:width="0.278cm" svg:height="0.096cm" svg:x="13.347cm" svg:y="8.901cm" svg:viewBox="0 0 279 97" svg:d="M265 17c7 0 14 0 14-9 0-8-7-8-13-8-84 0-168 0-253 0-6 0-13 0-13 8 0 9 7 9 14 9 84 0 167 0 251 0zM266 97c6 0 13 0 13-8 0-9-7-9-14-9-84 0-167 0-251 0-7 0-14 0-14 9 0 8 7 8 13 8 85 0 169 0 253 0z">
              <text:p/>
            </draw:path>
            <draw:path draw:style-name="gr3" draw:text-style-name="P2" draw:layer="layout" svg:width="0.305cm" svg:height="0.284cm" svg:x="13.783cm" svg:y="8.769cm" svg:viewBox="0 0 306 285" svg:d="M282 187c1-1 1-3 2-5 0-1 0-5-5-5-3 0-4 3-6 5-27 62-43 90-115 90-20 0-40 0-61 0-6 0-7 0-9 0-4-1-5-1-5-5 0-1 0-1 2-9 9-38 19-76 28-114 14 0 28 0 42 0 36 0 36 8 36 19 0 2 0 7-3 20-1 3-1 4-1 5 0 2 1 5 5 5 3 0 5-3 6-9 8-32 16-65 24-98 0-2-1-5-5-5s-5 3-6 8c-8 32-16 42-55 42-13 0-27 0-40 0 9-34 17-68 25-102 4-15 5-16 23-16 20 0 40 0 60 0 52 0 64 12 64 47 0 9 0 11-1 21 0 3-2 7-2 9s2 5 6 5 5-3 6-11c3-25 6-49 9-73 1-11-1-11-12-11-71 0-142 0-212 0-9 0-14 0-14 8 0 5 4 5 12 5 16 0 28 0 28 7 0 3 0 3-2 11-19 74-37 148-56 222-4 15-4 19-38 19-7 0-12 0-12 8 0 5 4 5 12 5 73 0 145 0 218 0 10 0 10 0 13-7 13-30 26-61 39-91z">
              <text:p/>
            </draw:path>
            <draw:path draw:style-name="gr3" draw:text-style-name="P2" draw:layer="layout" svg:width="0.169cm" svg:height="0.192cm" svg:x="14.088cm" svg:y="8.987cm" svg:viewBox="0 0 170 193" svg:d="M122 89c-2-17-12-89-60-89-16 0-32 10-40 18-18 16-22 35-22 36 0 3 4 3 5 3 3 0 5-1 6-5 6-17 27-28 48-28 47 0 53 48 53 78 0 14 0 17-2 20-7 23-15 55-15 64 0 3 1 7 5 7 1 0 4 0 9-16 4-11 10-32 12-54 1-10 17-50 24-64 4-9 10-23 24-48 1-1 1-3 1-4 0-3-3-3-5-3-1 0-3 0-4 1-4 6-26 48-39 84z">
              <text:p/>
            </draw:path>
          </draw:g>
        </draw:g>
        <draw:path draw:style-name="gr4" draw:text-style-name="P1" draw:layer="layout" svg:width="4.353cm" svg:height="8.731cm" draw:transform="rotate (-0.785398163397448) translate (8.4245cm 0.8255cm)" svg:viewBox="0 0 4354 8732" svg:d="M0 8732c6010-6010 4243-7778 3642-8732">
          <text:p/>
        </draw:path>
        <draw:g>
          <svg:title>TexMaths</svg:title>
          <svg:desc>10§latex§$E_{\gamma}\ll m_{\mathrm{e}}c^{2}$§svg§600§TRUE§</svg:desc>
          <draw:g>
            <draw:path draw:style-name="gr3" draw:text-style-name="P2" draw:layer="layout" svg:width="0.253cm" svg:height="0.237cm" svg:x="5.781cm" svg:y="3.552cm" svg:viewBox="0 0 254 238" svg:d="M235 157c1-2 2-4 2-5-2-2 0-4-5-4-3 0-3 2-4 4-23 52-36 75-96 75-17 0-34 0-51 0-5 0-6 0-8-1-4 0-5 0-5-3 0-1 0-2 2-8 8-31 16-63 24-95 12 0 23 0 35 0 30 0 30 7 30 16 0 3 0 7-3 17-1 2-1 3-1 4 0 2 2 4 5 4s4-2 5-7c7-28 13-55 20-82 0-2-2-4-4-4-3 0-4 2-5 6-8 27-14 35-46 35-11 0-22 0-33 0 7-28 14-56 21-84 3-13 3-14 19-14s33 0 49 0c43 0 54 10 54 39 0 8 0 9-2 18 0 3 0 5 0 7s1 4 4 4c4 0 4-2 5-9 2-20 5-41 7-61 1-9-1-9-9-9-59 0-119 0-178 0-7 0-10 0-10 7 0 4 3 4 10 4 13 0 22 0 22 6 0 2 0 2-1 9-16 61-31 123-47 185-3 13-4 16-32 16-6 0-9 0-9 6 0 5 3 5 9 5 61 0 122 0 183 0 8 0 8-1 11-6 11-25 21-50 32-75z">
              <text:p/>
            </draw:path>
            <draw:path draw:style-name="gr3" draw:text-style-name="P2" draw:layer="layout" svg:width="0.141cm" svg:height="0.16cm" svg:x="6.035cm" svg:y="3.734cm" svg:viewBox="0 0 142 161" svg:d="M101 74c-1-14-9-74-49-74-15 0-27 8-34 14-15 14-18 29-18 30 0 3 3 3 4 3 3 0 3 0 4-4 6-15 24-23 40-23 40 0 45 39 45 64 0 12-1 15-2 18-5 18-13 46-13 53 0 3 1 6 4 6 2 0 5 0 9-13 3-10 7-28 9-45 1-9 15-42 20-54 4-8 9-19 20-40 1-2 2-3 2-4 0-3-3-2-4-3-1 0-3 0-4 2-3 5-22 40-33 70z">
              <text:p/>
            </draw:path>
            <draw:path draw:style-name="gr3" draw:text-style-name="P2" draw:layer="layout" svg:width="0.311cm" svg:height="0.22cm" svg:x="6.324cm" svg:y="3.592cm" svg:viewBox="0 0 312 221" svg:d="M198 15c4-3 7-4 7-8 0-5-4-7-7-7s-5 1-7 2c-62 34-123 67-185 101-4 3-6 4-6 8s2 5 6 8c62 33 123 66 185 99 4 3 5 3 7 3 4 0 7-4 7-7s-3-5-7-7c-59-32-118-64-177-96 59-32 118-64 177-96zM305 15c4-3 7-4 7-8 0-5-4-7-7-7s-5 1-7 2c-62 34-123 67-185 101-4 3-6 4-6 8s2 5 6 8c62 33 123 66 185 99 4 3 5 3 7 3 4 0 7-4 7-7s-3-5-7-7c-59-32-118-64-177-96 59-32 118-64 177-96z">
              <text:p/>
            </draw:path>
            <draw:path draw:style-name="gr3" draw:text-style-name="P2" draw:layer="layout" svg:width="0.287cm" svg:height="0.157cm" svg:x="6.762cm" svg:y="3.636cm" svg:viewBox="0 0 288 158" svg:d="M21 134c-1 5-3 13-3 15 0 6 5 9 10 9 4 0 10-2 13-9 0-1 4-18 7-26 2-11 5-22 7-32 2-8 4-15 6-23 2-6 4-17 5-18 5-11 24-43 57-43 16 0 19 13 19 25 0 9-2 18-5 29-3 13-7 27-10 41-2 8-5 17-7 26-2 7-5 19-5 21 0 6 5 9 10 9 11 0 13-8 16-20 5-19 18-70 21-84 1-5 20-47 58-47 15 0 19 12 19 25 0 20-15 60-22 78-3 9-4 13-4 20 0 16 12 28 29 28 33 0 46-51 46-54s-3-3-5-3c-3 0-3 1-5 6-5 19-16 44-36 44-6 0-8-4-8-12 0-9 3-17 6-25 7-18 22-57 22-77 0-23-15-37-41-37-27 0-44 15-57 34 0-5-1-17-11-25-9-8-20-9-29-9-32 0-49 22-55 30-1-20-16-30-32-30s-23 13-26 20c-6 12-11 33-11 34 0 3 3 2 4 3 4 0 4 0 6-8 6-25 13-42 26-42 6 0 11 3 11 16 0 8-1 12-6 30-7 27-13 54-20 81z">
              <text:p/>
            </draw:path>
            <draw:path draw:style-name="gr3" draw:text-style-name="P2" draw:layer="layout" svg:width="0.104cm" svg:height="0.111cm" svg:x="7.07cm" svg:y="3.733cm" svg:viewBox="0 0 105 112" svg:d="M98 53c6 0 7 0 7-5 0-22-12-48-48-48-33 0-57 25-57 55 0 32 27 57 60 57s45-27 45-32c0-1 0-4-4-4-3 0-4 2-4 4-8 20-27 24-35 24-12 0-23-5-30-15-10-11-10-26-10-36 25 0 51 0 76 0zM22 47c3-35 25-40 35-40 30 0 31 34 31 40-22 0-44 0-66 0z">
              <text:p/>
            </draw:path>
            <draw:path draw:style-name="gr3" draw:text-style-name="P2" draw:layer="layout" svg:width="0.136cm" svg:height="0.157cm" svg:x="7.217cm" svg:y="3.636cm" svg:viewBox="0 0 137 158" svg:d="M125 21c-6 0-11 0-16 5s-6 11-6 14c0 8 6 12 13 12 10 0 20-8 20-22 0-17-17-30-42-30-47 0-94 50-94 99 0 32 20 59 57 59 50 0 80-37 80-41 0-2-2-4-5-4-1 0-2 0-4 3-28 35-66 35-70 35-22 0-32-17-32-38 0-15 7-49 19-71 11-20 30-35 50-35 11 0 25 5 30 14z">
              <text:p/>
            </draw:path>
            <draw:path draw:style-name="gr3" draw:text-style-name="P2" draw:layer="layout" svg:width="0.108cm" svg:height="0.162cm" svg:x="7.37cm" svg:y="3.5cm" svg:viewBox="0 0 109 163" svg:d="M109 119c-3 0-6 0-9 0 0 5-3 19-6 22-2 1-21 1-24 1-15 0-31 0-46 0 26-22 35-29 50-41 18-14 35-30 35-53 0-30-26-48-58-48-30 0-51 22-51 44 0 13 11 14 13 14 6 0 13-4 13-13 0-5-2-13-14-13 7-18 24-23 36-23 24 0 37 19 37 39 0 21-15 38-23 47-20 19-39 39-59 59-3 2-3 2-3 9 34 0 67 0 101 0 3-15 5-30 8-44z">
              <text:p/>
            </draw:path>
          </draw:g>
        </draw:g>
        <draw:g>
          <svg:title>TexMaths</svg:title>
          <svg:desc>10§latex§$E_{\gamma}\approx m_{\mathrm{e}}c^{2}$§svg§600§TRUE§</svg:desc>
          <draw:g>
            <draw:path draw:style-name="gr3" draw:text-style-name="P2" draw:layer="layout" svg:width="0.253cm" svg:height="0.237cm" draw:transform="rotate (0.174532925199433) translate (5.76704959908313cm 6.43340226007502cm)" svg:viewBox="0 0 254 238" svg:d="M235 157c1-2 2-4 2-5-2-2 0-4-5-4-3 0-3 2-4 4-23 52-36 75-96 75-17 0-34 0-51 0-5 0-6 0-8-1-4 0-5 0-5-3 0-1 0-2 2-8 8-31 16-63 24-95 12 0 23 0 35 0 30 0 30 7 30 16 0 3 0 7-3 17-1 2-1 3-1 4 0 2 2 4 5 4s4-2 5-7c7-28 13-55 20-82 0-2-2-4-4-4-3 0-4 2-5 6-8 27-14 35-46 35-11 0-22 0-33 0 7-28 14-56 21-84 3-13 3-14 19-14s33 0 49 0c43 0 54 10 54 39 0 8 0 9-2 18 0 3 0 5 0 7s1 4 4 4c4 0 4-2 5-9 2-20 5-41 7-61 1-9-1-9-9-9-59 0-119 0-178 0-7 0-10 0-10 7 0 4 3 4 10 4 13 0 22 0 22 6 0 2 0 2-1 9-16 61-31 123-47 185-3 13-4 16-32 16-6 0-9 0-9 6 0 5 3 5 9 5 61 0 122 0 183 0 8 0 8-1 11-6 11-25 21-50 32-75z">
              <text:p/>
            </draw:path>
            <draw:path draw:style-name="gr3" draw:text-style-name="P2" draw:layer="layout" svg:width="0.141cm" svg:height="0.16cm" draw:transform="rotate (0.174532925199433) translate (6.04874275435367cm 6.56911592845725cm)" svg:viewBox="0 0 142 161" svg:d="M101 74c-1-14-9-74-49-74-15 0-27 8-34 14-15 14-18 29-18 30 0 3 3 3 4 3 3 0 3 0 4-4 6-15 24-23 40-23 40 0 45 39 45 64 0 12-1 15-2 18-5 18-13 46-13 53 0 3 1 6 4 6 2 0 5 0 9-13 3-10 7-28 9-45 1-9 15-42 20-54 4-8 9-19 20-40 1-2 2-3 2-4 0-3-3-2-4-3-1 0-3 0-4 2-3 5-22 40-33 70z">
              <text:p/>
            </draw:path>
            <draw:path draw:style-name="gr3" draw:text-style-name="P2" draw:layer="layout" svg:width="0.233cm" svg:height="0.149cm" draw:transform="rotate (0.174532925199433) translate (6.31343185636903cm 6.40695912559017cm)" svg:viewBox="0 0 234 150" svg:d="M234 11c0-7-3-11-5-11s-5 2-5 10c-1 24-26 39-49 39-20 0-38-11-56-24-19-12-38-25-61-25-32 0-58 25-58 57 0 8 2 11 4 11 4 0 5-7 5-8 2-30 31-40 49-40 21 0 38 11 56 23 19 13 38 25 61 25 33 0 59-25 59-57zM234 93c0-10-4-11-5-11-2 0-5 2-5 10-1 24-26 38-49 38-20 0-38-11-56-23-19-12-38-25-61-25-32 0-58 25-58 57 0 8 2 11 4 11 4 0 5-7 5-8 2-30 31-40 49-40 21 0 38 10 56 23 19 12 38 25 61 25 33 0 59-26 59-57z">
              <text:p/>
            </draw:path>
            <draw:path draw:style-name="gr3" draw:text-style-name="P2" draw:layer="layout" svg:width="0.287cm" svg:height="0.157cm" draw:transform="rotate (0.174532925199433) translate (6.67133211183209cm 6.35904704529199cm)" svg:viewBox="0 0 288 158" svg:d="M21 134c-1 5-3 13-3 15 0 6 5 9 10 9 4 0 10-2 13-9 0-1 4-18 6-26 3-11 5-22 8-32 2-8 4-15 6-23 2-6 4-17 5-18 5-11 24-43 57-43 16 0 19 13 19 25 0 9-3 18-5 29-3 13-7 27-10 41-2 8-5 17-7 26-2 7-5 19-5 21 0 6 5 9 10 9 11 0 13-8 16-20 5-19 18-70 21-84 1-5 20-47 58-47 15 0 19 12 19 25 0 20-15 60-22 78-3 9-4 13-4 20 0 16 12 28 29 28 33 0 46-51 46-54s-3-3-5-3c-3 0-3 1-5 6-5 19-16 44-36 44-6 0-8-4-8-12 0-9 3-17 6-25 7-18 22-57 22-77 0-23-15-37-41-37-27 0-44 15-57 34 0-5-1-17-11-25-9-8-20-9-29-9-32 0-49 22-55 30-1-20-16-30-32-30s-23 13-26 20c-6 12-11 33-11 34 0 3 3 2 4 3 4 0 4 0 6-8 6-25 13-42 26-42 6 0 11 3 11 16 0 8-1 12-6 30-7 27-13 54-20 81z">
              <text:p/>
            </draw:path>
            <draw:path draw:style-name="gr3" draw:text-style-name="P2" draw:layer="layout" svg:width="0.104cm" svg:height="0.111cm" draw:transform="rotate (0.174532925199433) translate (6.99144768714163cm 6.40187858788361cm)" svg:viewBox="0 0 105 112" svg:d="M98 53c6 0 7 0 7-5 0-22-12-48-48-48-33 0-57 25-57 55 0 32 27 57 60 57s45-27 45-32c0-1 0-4-4-4-3 0-4 2-4 4-8 20-27 24-35 24-12 0-23-5-30-15-10-11-10-26-10-36 25 0 51 0 76 0zM22 47c3-35 25-40 35-40 30 0 31 34 31 40-22 0-44 0-66 0z">
              <text:p/>
            </draw:path>
            <draw:path draw:style-name="gr3" draw:text-style-name="P2" draw:layer="layout" svg:width="0.136cm" svg:height="0.157cm" draw:transform="rotate (0.174532925199433) translate (7.11915003203531cm 6.28008466351541cm)" svg:viewBox="0 0 137 158" svg:d="M125 21c-6 0-11 0-16 5s-6 11-6 14c0 8 6 12 13 12 10 0 20-8 20-22 0-17-17-30-42-30-47 0-94 50-94 99 0 32 20 59 57 59 50 0 80-37 80-41 0-2-2-4-5-4-1 0-2 0-4 3-28 35-66 35-70 35-22 0-32-17-32-38 0-15 7-49 19-71 11-20 30-35 50-35 11 0 25 5 30 14z">
              <text:p/>
            </draw:path>
            <draw:path draw:style-name="gr3" draw:text-style-name="P2" draw:layer="layout" svg:width="0.108cm" svg:height="0.162cm" draw:transform="rotate (0.174532925199433) translate (7.24617463703295cm 6.1199152520827cm)" svg:viewBox="0 0 109 163" svg:d="M109 119c-3 0-6 0-9 0 0 5-3 19-6 22-2 1-21 1-24 1-15 0-31 0-46 0 26-22 35-29 50-41 18-14 35-30 35-53 0-30-26-48-58-48-30 0-51 22-51 44 0 13 11 14 13 14 6 0 13-4 13-13 0-5-2-13-14-13 7-18 24-23 36-23 24 0 37 19 37 39 0 21-15 38-23 47-20 19-39 39-59 59-3 2-3 2-3 9 34 0 67 0 101 0 3-15 5-30 8-44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3-12T16:05:51.100834686</dc:date>
    <meta:editing-duration>PT2H56M21S</meta:editing-duration>
    <meta:editing-cycles>37</meta:editing-cycles>
    <meta:generator>LibreOffice/7.3.7.2$Linux_X86_64 LibreOffice_project/30$Build-2</meta:generator>
    <meta:document-statistic meta:object-count="117"/>
  </office:meta>
</office:document-meta>
</file>